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text:p>
        <text:p text:style-name="TitleMain_scrBook_scrBody"><text:span text:style-name="span_TitleMain_scrBook_scrBody">Gutnius Matyu i raitim</text:span> </text:p>
        <text:p text:style-name="IntroSectionHead_scrIntroSection_scrBook_scrBody"><text:span text:style-name="span_IntroSectionHead_scrIntroSection_scrBook_scrBody">Tok i go pas</text:span> </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 </text:p>
        <text:p text:style-name="SectionHead_scrSection_scrBook_scrBody"><text:span text:style-name="span_SectionHead_scrSection_scrBook_scrBody">Nem bilong ol lain tumbuna bilong Jisas Krais</text:span> </text:p>
        <text:p text:style-name="ChapterNumber1"><text:span text:style-name="ChapterNumber_Paragraph1_scrSection_scrBook_scrBody">1</text:span> <text:span text:style-name="VerseNumber1_Paragraph1_scrSection_scrBook_scrBody"/><text:span text:style-name="span_Paragraph1_scrSection_scrBook_scrBody">Dispela †  em i tok long ol lain tumbuna bilong Jisas Krais. Jisas em i bilong lain bilong Devit na Devit em i bilong lain bilong Abraham. replace text here</text:span> </text:p>
        <text:p text:style-name="SectionHead_scrSection_scrSection_scrBook_scrBody"><text:span text:style-name="span_SectionHead_scrSection_scrSection_scrBook_scrBody">Josep wantaim meri na pikinini i go long Isip</text:span> </text:p>
        <text:p text:style-name="Paragraph_scrSection_scrSection_scrBook_scrBody"><text:span text:style-name="VerseNumber_Paragraph_scrSection_scrSection_scrBook_scrBody">13</text:span> <text:span text:style-name="span_Paragraph_scrSection_scrSection_scrBook_scrBody">Ol saveman i go pinis, na ensel bilong Bikpela i kamap long Josep long driman. Ensel i tok olsem, “Yu kirap na kisim pikinini wantaim mama bilong en, na yu ranawe i go long Isip.</text:span> <text:span text:style-name="span_Paragraph_scrSection_scrSection_scrBook_scrBody"><text:reference-ref text:reference-format="text" text:ref-name="f06c1ac15-935c-4ff4-99f9-257a5372c48a">c</text:reference-ref></text:span><text:span text:style-name="span_Paragraph_scrSection_scrSection_scrBook_scrBody">Na yu mas i stap long Isip inap long taim mi givim tok gen long yu, long wanem, Herot i laik painim pikinini na kilim em i dai.” </text:span><text:span text:style-name="VerseNumber_Paragraph_scrSection_scrSection_scrBook_scrBody">14</text:span> <text:span text:style-name="span_Paragraph_scrSection_scrSection_scrBook_scrBody">Orait Josep i kirap na i kisim pikinini wantaim mama bilong en long nait yet, na em i bringim ol i go long Isip. </text:span><text:span text:style-name="VerseNumber_Paragraph_scrSection_scrSection_scrBook_scrBody">15</text:span> <text:span text:style-name="span_Paragraph_scrSection_scrSection_scrBook_scrBody">Na †  Josep i stap long Isip inap long Herot i dai pinis. Dispela samting i kamap bilong inapim wanpela tok Bikpela i bin mekim long maus bilong profet. Em i bin tok olsem, “Pikinini man bilong mi em i stap long Isip, na mi singautim em long lusim Isip na em i kam.”</text:span> </text:p>
        <text:p text:style-name="NoteGeneralParagraph_scrSection_scrSection_scrBook_scrBody"/>
        <text:section text:style-name="Sect_scrBook" text:name="Sect_scrBook">
          <text:p text:style-name="scrBook_scrBook_scrBody"/>
          <text:p text:style-name="TitleMain_scrBook_scrBook_scrBody"/>
          <text:p text:style-name="IntroSectionHead_scrIntroSection_scrBook_scrBook_scrBody"/>
          <text:p text:style-name="IntroParagraph_scrIntroSection_scrBook_scrBook_scrBody"/>
          <text:p text:style-name="ChapterHead_scrSection_scrBook_scrBook_scrBody"/>
          <text:p text:style-name="SectionHead_scrSection_scrBook_scrBook_scrBody"/>
          <text:p text:style-name="ChapterNumber1"/>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display="none"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padding-top="36pt" fo:border-top="0.5pt solid #ffffff"/>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top="0.5pt solid #ffffff" fo:padding-bottom="21pt" fo:border-bottom="0.5pt solid #ffffff"/>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padding-top="0pt" fo:border-top="0.5pt solid #ffffff" fo:margin-top="12pt" fo:margin-bottom="6pt"/>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paragraph-properties style:vertical-align="top" fo:text-indent="0pt" fo:margin-left="0pt" fo:padding-right="2pt" fo:border-right="0.5pt solid #ffffff" fo:float="left"/>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display="non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padding-top="0pt" fo:border-top="0.5pt solid #ffffff" fo:margin-top="12pt" fo:margin-bottom="6pt"/>
      <style:text-properties fo:font-weight="700" style:font-weight-complex="700" fo:font-style="normal"/>
    </style:style>
    <style:style xmlns:style="urn:oasis:names:tc:opendocument:xmlns:style:1.0" style:name="span_SectionHead_scrSection_scrSection_scrBook_scrBody" style:family="text" style:parent-style-name="SectionHead_scrSection_scrSection_scrBook_scrBody">
      <style:text-properties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8pt" style:font-size-complex="18pt" style:text-position="super" fo:language="none" fo:country="none"/>
    </style:style>
    <style:style xmlns:style="urn:oasis:names:tc:opendocument:xmlns:style:1.0" style:name="span_Paragraph_scrSection_scrSection_scrBook_scrBody" style:family="text" style:parent-style-name="Paragraph_scrSection_scrSection_scrBook_scrBody">
      <style:text-properties fo:language="none" fo:country="none"/>
    </style:style>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display="prince-footnote"/>
    </style:style>
    <style:style xmlns:style="urn:oasis:names:tc:opendocument:xmlns:style:1.0" style:name="scrBook_scrBook_scrBody" style:family="paragraph" style:parent-style-name="scrBook_scrBody"/>
    <style:style xmlns:style="urn:oasis:names:tc:opendocument:xmlns:style:1.0" style:name="TitleMain_scrBook_scrBook_scrBody" style:family="paragraph" style:parent-style-name="scrBook_scrBook_scrBody">
      <style:paragraph-properties fo:text-align="center" fo:text-indent="0pt" fo:margin-left="0pt" fo:padding-bottom="12pt" fo:border-bottom="0.5pt solid #ffffff" fo:padding-top="36pt" fo:border-top="0.5pt solid #ffffff"/>
      <style:text-properties fo:font-size="18pt" style:font-size-complex="18pt" fo:font-weight="700" style:font-weight-complex="700" fo:font-style="normal"/>
    </style:style>
    <style:style xmlns:style="urn:oasis:names:tc:opendocument:xmlns:style:1.0" style:name="scrIntroSection_scrBook_scrBook_scrBody" style:family="paragraph" style:parent-style-name="scrBook_scrBook_scrBody">
      <style:paragraph-properties fo:text-align="left"/>
    </style:style>
    <style:style xmlns:style="urn:oasis:names:tc:opendocument:xmlns:style:1.0" style:name="IntroSectionHead_scrIntroSection_scrBook_scrBook_scrBody" style:family="paragraph" style:parent-style-name="scrIntroSection_scrBook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IntroParagraph_scrIntroSection_scrBook_scrBook_scrBody" style:family="paragraph" style:parent-style-name="scrIntroSection_scrBook_scrBook_scrBody">
      <style:paragraph-properties fo:text-indent="14.4pt" fo:margin-left="0pt"/>
    </style:style>
    <style:style xmlns:style="urn:oasis:names:tc:opendocument:xmlns:style:1.0" style:name="scrSection_scrBook_scrBook_scrBody" style:family="paragraph" style:parent-style-name="scrBook_scrBook_scrBody">
      <style:paragraph-properties fo:text-align="left"/>
    </style:style>
    <style:style xmlns:style="urn:oasis:names:tc:opendocument:xmlns:style:1.0" style:name="ChapterHead_scrSection_scrBook_scrBook_scrBody" style:family="paragraph" style:parent-style-name="scrSection_scrBook_scrBook_scrBody">
      <style:paragraph-properties fo:padding-top="21pt" fo:border-top="0.5pt solid #ffffff" fo:padding-bottom="21pt" fo:border-bottom="0.5pt solid #ffffff"/>
    </style:style>
    <style:style xmlns:style="urn:oasis:names:tc:opendocument:xmlns:style:1.0" style:name="SectionHead_scrSection_scrBook_scrBook_scrBody" style:family="paragraph" style:parent-style-name="scrSection_scrBook_scrBook_scrBody">
      <style:paragraph-properties fo:text-align="center" fo:text-indent="0pt" fo:margin-left="0pt" fo:padding-bottom="0pt" fo:border-bottom="0.5pt solid #ffffff" fo:padding-top="0pt" fo:border-top="0.5pt solid #ffffff" fo:margin-top="12pt" fo:margin-bottom="6pt"/>
      <style:text-properties fo:font-weight="700" style:font-weight-complex="700" fo:font-style="normal"/>
    </style:style>
    <style:style xmlns:style="urn:oasis:names:tc:opendocument:xmlns:style:1.0" style:name="Paragraph1_scrSection_scrBook_scrBook_scrBody" style:family="paragraph" style:parent-style-name="scrSection_scrBook_scrBook_scrBody">
      <style:paragraph-properties fo:margin-left="0pt"/>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top="0.5pt solid #ffffff" fo:padding-bottom="21pt" fo:border-bottom="0.5pt solid #ffffff"/>
    </style:style>
    <style:style style:name="ChapterNumber1" style:family="paragraph" style:parent-style-name="Paragraph_scrSection_scrBook_scrBody">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padding-top="0pt" fo:border-top="0.5pt solid #ffffff"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left="0.5pt solid #ffffff"/>
    </style:style>
    <style:style style:name="Line1" style:family="paragraph" style:parent-style-name="none">
      <style:paragraph-properties fo:text-align="left" fo:margin-left="24pt" fo:text-indent="-12pt" fo:padding-left="0pt" fo:border-left="0.5pt solid #ffffff"/>
    </style:style>
    <style:style style:name="REVERSESOLIDUSCitationLine2" style:family="paragraph" style:parent-style-name="none">
      <style:paragraph-properties fo:text-align="left" fo:margin-left="24pt" fo:text-indent="-6pt" fo:padding-left="0pt" fo:border-left="0.5pt solid #ffffff"/>
    </style:style>
    <style:style style:name="Line2" style:family="paragraph" style:parent-style-name="none">
      <style:paragraph-properties fo:text-align="left" fo:margin-left="24pt" fo:text-indent="-6pt" fo:padding-left="0pt" fo:border-left="0.5pt solid #ffffff"/>
    </style:style>
    <style:style style:name="REVERSESOLIDUSCitationLine3" style:family="paragraph" style:parent-style-name="none">
      <style:paragraph-properties fo:text-align="left" fo:margin-left="24pt" fo:text-indent="0pt" fo:padding-left="0pt" fo:border-left="0.5pt solid #ffffff"/>
    </style:style>
    <style:style style:name="Line3" style:family="paragraph" style:parent-style-name="none">
      <style:paragraph-properties fo:text-align="left" fo:margin-left="24pt" fo:text-indent="0pt" fo:padding-left="0pt" fo:border-lef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50%" style:text-position="super" text:display="prince-footnote"/>
    </style:style>
    <style:style style:name="NoteCrossHYPHENReferenceParagraph..footnote-marker" style:family="text" style:parent-style-name="none">
      <style:text-properties fo:font-weight="700" text:display="prince-footnote"/>
    </style:style>
    <style:style style:name="NoteGeneralParagraph" style:family="paragraph" style:parent-style-name="none">
      <style:paragraph-properties fo:text-indent="0pt" fo:margin-left="0pt"/>
      <style:text-properties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NoteGeneralParatraph..footnote-call" style:family="text" style:parent-style-name="none">
      <style:text-properties fo:color="#80008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padding-top="0pt" fo:border-top="0.5pt solid #ffffff" fo:margin-top="12pt" fo:margin-bottom="6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padding-top="36pt" fo:border-top="0.5pt solid #ffffff"/>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50%" style:text-position="super"/>
    </style:style>
    <style:style style:name="VerseNumberInNote" style:family="paragraph" style:parent-style-name="none">
      <style:paragraph-properties fo:text-indent="0pt" fo:margin-left="0pt"/>
      <style:text-properties fo:font-size="150%" style:text-position="super"/>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top="0.5pt solid #ffffff"/>
      <style:text-properties fo:font-weight="700" fo:font-size="24pt"/>
    </style:style>
    <style:style style:name="h2" style:family="paragraph" style:parent-style-name="none">
      <style:paragraph-properties fo:padding-top="8pt" fo:border-top="0.5pt solid #ffffff"/>
      <style:text-properties fo:font-weight="700" fo:font-size="18pt"/>
    </style:style>
    <style:style style:name="h3" style:family="paragraph" style:parent-style-name="none">
      <style:paragraph-properties fo:padding-top="7pt" fo:border-top="0.5pt solid #ffffff"/>
      <style:text-properties fo:font-weight="700" fo:font-size="14pt"/>
    </style:style>
    <style:style style:name="h4" style:family="paragraph" style:parent-style-name="none">
      <style:paragraph-properties fo:padding-top="6pt" fo:border-top="0.5pt solid #ffffff"/>
      <style:text-properties fo:font-weight="700" fo:font-size="12pt"/>
    </style:style>
    <style:style style:name="h5" style:family="paragraph" style:parent-style-name="none">
      <style:paragraph-properties fo:padding-top="5.5pt" fo:border-top="0.5pt solid #ffffff"/>
      <style:text-properties fo:font-weight="700" fo:font-size="10pt"/>
    </style:style>
    <style:style style:name="h6" style:family="paragraph" style:parent-style-name="none">
      <style:paragraph-properties fo:padding-top="5.5pt" fo:border-top="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marker" text:citation-body-style-name="NoteCrossHYPHENReferenceParagraph..footnote-call" style:num-format="1" text:start-value="0" text:footnotes-position="page" text:start-numbering-at="document"/>
    <text:notes-configuration text:note-class="NoteTargetReference" text:citation-style-name="NoteTargetReference..footnote-marker"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sudyk</meta:initial-creator>
    <meta:creation-date>2011-02-03T13:33:37</meta:creation-date>
    <dc:creator>sudyk</dc:creator>
    <dc:date>2011-02-03T13:33:37</dc:date>
    <meta:editing-cycles>1</meta:editing-cycles>
    <meta:editing-duration>PT2M27S</meta:editing-duration>
    <meta:AssemblyVersion Assembly-Version="OpenOfficeConvert 0.6.15.547"/>
    <meta:Created-By Created-By="ReSharper 4.1.933.3"/>
    <meta:user-defined meta:name="Assembly-Version">OpenOfficeConvert 0.6.15.547</meta:user-defined>
    <meta:user-defined meta:name="Created-By">ReSharper 4.1.933.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
Const AutoMacro = "True"
Const OutputFormat = "odt"
Const FilePath = "E:\SIL_GOOGLE_SVN\pathway\Test\PsExport\TestFiles\Output\T9\PartFile1"
Const IsPreview = "False"
Const RunMacroFirstTime = "True"

'Changed On Jan-24-2011 for TD-1832(OpenOffice: Show abbreviation or book name for header)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strPrevStartChapter &lt;&gt; strStartChapter Then
					If strStartVerse &lt;&gt; 1 Then
						strFirstReference = strFirstReference &amp; strPrevStartChapter &amp; "-"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Function GetBookCodeName(ParaString)
dim myList
	If Len(ParaString) &gt; 0 Then
		myList = split(Trim(ParaString)," ")	
		If Mid(ReferenceFormat,1,4) = "Gen " Then
			GetBookCodeName = myList(1)
		Else
			GetBookCodeName = myList(0)
		End If	
	End If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